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7.1.1: Constraint Network:</text:span></text:p>
      <text:p text:style-name="P1"><text:span text:style-name="T1">Gegeben seien die Variablen V1 = {S, E, N, D, M, O, R, E, Y} und V2 = {Ü1, Ü2, Ü3, Ü4}</text:span></text:p>
      <text:p text:style-name="P1"><text:span text:style-name="T1">Für alle V</text:span><text:span text:style-name="T2">_i<text:s/></text:span><text:span text:style-name="T3">in V1 gilt folgende Domain:<text:s/></text:span><text:span text:style-name="T4">D</text:span><text:span text:style-name="T5">_V_</text:span><text:span text:style-name="T6">i<text:s/></text:span><text:span text:style-name="T7">= {0, 1, 2, 3, 4, 5, 6, 7, 8, 9}</text:span></text:p>
      <text:p text:style-name="P1"><text:span text:style-name="T7">Folgende Constraints sind festgelegt:</text:span></text:p>
      <text:p text:style-name="P1"><text:span text:style-name="T7">((D + E)<text:s/></text:span><text:span text:style-name="T8">mod<text:s/></text:span><text:span text:style-name="T9">10 = Y) AND ((N + R + Ü1)<text:s/></text:span><text:span text:style-name="T10">mod<text:s/></text:span><text:span text:style-name="T11">10 = E) AND ((E + O + Ü2)<text:s/></text:span><text:span text:style-name="T12">mod<text:s/></text:span><text:span text:style-name="T13">10 = N)<text:s text:c="13"/>AND ((S + M + Ü3)<text:s/></text:span><text:span text:style-name="T14">mod<text:s/></text:span><text:span text:style-name="T15">10 = O) AND (M = Ü4) AND (Ü1 = floor((D + E) / 10)) AND (Ü2 = floor((N + R + Ü1) / 10)) AND (Ü3 = floor((E + O + Ü2) / 10)) AND (M = Ü4)</text:span></text:p>
      <text:p text:style-name="P1"><text:span text:style-name="T15"><text:line-break/>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